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3F018BF76C98FD9.png" manifest:media-type="image/png"/>
  <manifest:file-entry manifest:full-path="Pictures/10000201000007800000043819F4CAB958BD0A8A.png" manifest:media-type="image/png"/>
  <manifest:file-entry manifest:full-path="Pictures/100002010000078000000438FCB8FA95F8EF6955.png" manifest:media-type="image/png"/>
  <manifest:file-entry manifest:full-path="Pictures/100002010000078000000438E329585E1B9595AA.png" manifest:media-type="image/png"/>
  <manifest:file-entry manifest:full-path="Pictures/100002010000078000000438F8191A8EDDD1A407.png" manifest:media-type="image/png"/>
  <manifest:file-entry manifest:full-path="Pictures/100002010000078000000438E5ADFE17A3F0683D.png" manifest:media-type="image/png"/>
  <manifest:file-entry manifest:full-path="Pictures/1000020100000780000004381025E86DEE10B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a8b" officeooo:paragraph-rsid="0010ca8b"/>
    </style:style>
    <style:style style:name="P2" style:family="paragraph" style:parent-style-name="Standard">
      <style:text-properties fo:font-size="13pt" officeooo:rsid="0010ca8b" officeooo:paragraph-rsid="0010ca8b" style:font-size-asian="13pt" style:font-size-complex="13pt"/>
    </style:style>
    <style:style style:name="P3" style:family="paragraph" style:parent-style-name="Standard">
      <style:text-properties officeooo:rsid="00126c99" officeooo:paragraph-rsid="00126c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Head and Tail command execution: </text:p>
      <text:p text:style-name="Standard"/>
      <text:p text:style-name="Standard"/>
      <text:p text:style-name="Standard"><draw:frame draw:style-name="fr1" draw:name="Image1" text:anchor-type="char" svg:width="17cm" svg:height="9.906cm" draw:z-index="0"><draw:image xlink:href="Pictures/1000020100000780000004381025E86DEE10BE73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>2. sort:</text:p>
      <text:p text:style-name="P1"/>
      <text:p text:style-name="P1"><draw:frame draw:style-name="fr2" draw:name="Image2" text:anchor-type="char" svg:width="17cm" svg:height="10.684cm" draw:z-index="1"><draw:image xlink:href="Pictures/100002010000078000000438E5ADFE17A3F0683D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3" text:anchor-type="char" svg:width="17cm" svg:height="10.442cm" draw:z-index="2"><draw:image xlink:href="Pictures/100002010000078000000438E329585E1B9595AA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><draw:frame draw:style-name="fr2" draw:name="Image4" text:anchor-type="char" svg:width="17cm" svg:height="10.717cm" draw:z-index="3"><draw:image xlink:href="Pictures/100002010000078000000438FCB8FA95F8EF695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oft-page-break/></text:p>
      <text:p text:style-name="P3">3.Cut:</text:p>
      <text:p text:style-name="P3"/>
      <text:p text:style-name="P3"><draw:frame draw:style-name="fr2" draw:name="Image5" text:anchor-type="char" svg:width="17cm" svg:height="10.605cm" draw:z-index="4"><draw:image xlink:href="Pictures/100002010000078000000438F8191A8EDDD1A407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3">4.Paste:</text:p>
      <text:p text:style-name="P3"/>
      <text:p text:style-name="P3"><draw:frame draw:style-name="fr1" draw:name="Image6" text:anchor-type="char" svg:width="17cm" svg:height="9.562cm" draw:z-index="5"><draw:image xlink:href="Pictures/10000201000007800000043819F4CAB958BD0A8A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><text:soft-page-break/></text:p>
      <text:p text:style-name="P3"><text:tab/><draw:frame draw:style-name="fr1" draw:name="Image7" text:anchor-type="char" svg:width="17cm" svg:height="9.562cm" draw:z-index="6"><draw:image xlink:href="Pictures/100002010000078000000438F3F018BF76C98F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9:17:13.561911417</meta:creation-date>
    <dc:date>2023-09-14T19:34:27.652270808</dc:date>
    <meta:editing-duration>PT6M44S</meta:editing-duration>
    <meta:editing-cycles>1</meta:editing-cycles>
    <meta:document-statistic meta:table-count="0" meta:image-count="7" meta:object-count="0" meta:page-count="4" meta:paragraph-count="11" meta:word-count="10" meta:character-count="157" meta:non-whitespace-character-count="51"/>
    <meta:generator>LibreOffice/6.4.7.2$Linux_X86_64 LibreOffice_project/40$Build-2</meta:generator>
  </office:meta>
</office:document-meta>
</file>